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Listenabsatz" style:list-style-name="LFO1" style:family="paragraph"/>
    <style:style style:name="P3" style:parent-style-name="Listenabsatz" style:list-style-name="LFO1" style:family="paragraph"/>
    <style:style style:name="P4" style:parent-style-name="Listenabsatz" style:list-style-name="LFO1" style:family="paragraph"/>
    <style:style style:name="T5" style:parent-style-name="Absatz-Standardschriftart" style:family="text">
      <style:text-properties style:font-name="Wingdings" style:font-name-asian="Wingdings" style:font-name-complex="Wingdings"/>
    </style:style>
    <style:style style:name="P6" style:parent-style-name="Listenabsatz" style:list-style-name="LFO1" style:family="paragraph"/>
    <style:style style:name="P7" style:parent-style-name="Listenabsatz" style:list-style-name="LFO1" style:family="paragraph"/>
  </office:automatic-styles>
  <office:body>
    <office:text text:use-soft-page-breaks="true">
      <text:p text:style-name="P1">Paper für diskussion zu folgenden themen suchen:</text:p>
      <text:list text:style-name="LFO1" text:continue-numbering="true">
        <text:list-item>
          <text:p text:style-name="P2">Eod abhängigkeit von temperatur und conductivity (dunlap, hopkins,…)</text:p>
        </text:list-item>
        <text:list-item>
          <text:p text:style-name="P3">Papaer darüber, dass sich fische beats über längere zeit merken können, bei eileen schauen</text:p>
        </text:list-item>
        <text:list-item>
          <text:p text:style-name="P4">Paper zu dem thema, warum eine präferenz zum eigenmanniaartigen signal bestehen könnte<text:s/><text:span text:style-name="T5"></text:span><text:s/>gibt es bevorzugte frequenzen? , schwimmt albifrons eher zu fremdem fisch hin oder von ihm weg?</text:p>
        </text:list-item>
        <text:list-item>
          <text:p text:style-name="P6">Paper zu konditionierung und lernmöglichkeiten von apteronotu</text:p>
        </text:list-item>
        <text:list-item>
          <text:p text:style-name="P7">Paper zur futtersuch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riam Plappert</meta:initial-creator>
    <dc:creator>Miriam Plappert</dc:creator>
    <meta:creation-date>2015-12-10T10:10:00Z</meta:creation-date>
    <dc:date>2015-12-10T19:18:00Z</dc:date>
    <meta:template xlink:href="Normal" xlink:type="simple"/>
    <meta:editing-cycles>1</meta:editing-cycles>
    <meta:editing-duration>PT0S</meta:editing-duration>
    <meta:document-statistic meta:page-count="1" meta:paragraph-count="1" meta:word-count="65" meta:character-count="477" meta:row-count="3" meta:non-whitespace-character-count="413"/>
  </office:meta>
</office:document-meta>
</file>